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5.909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listic-bids-s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addressName</text:p>
          </table:table-cell>
          <table:table-cell office:value-type="string" calcext:value-type="string">
            <text:p>bidid</text:p>
          </table:table-cell>
          <table:table-cell office:value-type="string" calcext:value-type="string">
            <text:p>addressIndex</text:p>
          </table:table-cell>
          <table:table-cell office:value-type="string" calcext:value-type="string">
            <text:p>orderTokenIn ($DAI)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rderTokenOut (Mesa)</text:p>
          </table:table-cell>
          <table:table-cell office:value-type="string" calcext:value-type="string">
            <text:p>Price to pay in $DAI</text:p>
          </table:table-cell>
          <table:table-cell office:value-type="string" calcext:value-type="string">
            <text:p>change back $DAI</text:p>
          </table:table-cell>
          <table:table-cell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3" calcext:value-type="float">
            <text:p>1.3</text:p>
          </table:table-cell>
          <table:table-cell table:formula="of:=[.D2]/[.E2]" office:value-type="float" office:value="769.230769230769" calcext:value-type="float">
            <text:p>769.230769230769</text:p>
          </table:table-cell>
          <table:table-cell table:formula="of:=[.F2]*[.$E$29]" office:value-type="float" office:value="584.615384615385" calcext:value-type="float">
            <text:p>584.615384615385</text:p>
          </table:table-cell>
          <table:table-cell table:formula="of:=[.D2]-[.G2]" office:value-type="float" office:value="415.384615384616" calcext:value-type="float">
            <text:p>415.384615384616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.2" calcext:value-type="float">
            <text:p>1.2</text:p>
          </table:table-cell>
          <table:table-cell table:formula="of:=[.D3]/[.E3]" office:value-type="float" office:value="12500" calcext:value-type="float">
            <text:p>12500</text:p>
          </table:table-cell>
          <table:table-cell table:formula="of:=[.F3]*[.$E$29]" office:value-type="float" office:value="9500" calcext:value-type="float">
            <text:p>9500</text:p>
          </table:table-cell>
          <table:table-cell table:formula="of:=[.D3]-[.G3]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2" calcext:value-type="float">
            <text:p>1.2</text:p>
          </table:table-cell>
          <table:table-cell table:formula="of:=[.D4]/[.E4]" office:value-type="float" office:value="833.333333333333" calcext:value-type="float">
            <text:p>833.333333333333</text:p>
          </table:table-cell>
          <table:table-cell table:formula="of:=[.F4]*[.$E$29]" office:value-type="float" office:value="633.333333333333" calcext:value-type="float">
            <text:p>633.333333333333</text:p>
          </table:table-cell>
          <table:table-cell table:formula="of:=[.D4]-[.G4]" office:value-type="float" office:value="366.666666666667" calcext:value-type="float">
            <text:p>366.666666666667</text:p>
          </table:table-cell>
          <table:table-cell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15" calcext:value-type="float">
            <text:p>1.15</text:p>
          </table:table-cell>
          <table:table-cell table:formula="of:=[.D5]/[.E5]" office:value-type="float" office:value="869.565217391304" calcext:value-type="float">
            <text:p>869.565217391304</text:p>
          </table:table-cell>
          <table:table-cell table:formula="of:=[.F5]*[.$E$29]" office:value-type="float" office:value="660.869565217391" calcext:value-type="float">
            <text:p>660.869565217391</text:p>
          </table:table-cell>
          <table:table-cell table:formula="of:=[.D5]-[.G5]" office:value-type="float" office:value="339.130434782609" calcext:value-type="float">
            <text:p>339.130434782609</text:p>
          </table:table-cell>
          <table:table-cell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table:formula="of:=[.D6]/[.E6]" office:value-type="float" office:value="909.090909090909" calcext:value-type="float">
            <text:p>909.090909090909</text:p>
          </table:table-cell>
          <table:table-cell table:formula="of:=[.F6]*[.$E$29]" office:value-type="float" office:value="690.909090909091" calcext:value-type="float">
            <text:p>690.909090909091</text:p>
          </table:table-cell>
          <table:table-cell table:formula="of:=[.D6]-[.G6]" office:value-type="float" office:value="309.090909090909" calcext:value-type="float">
            <text:p>309.090909090909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" calcext:value-type="float">
            <text:p>1.05</text:p>
          </table:table-cell>
          <table:table-cell table:formula="of:=[.D7]/[.E7]" office:value-type="float" office:value="9523.80952380952" calcext:value-type="float">
            <text:p>9523.80952380952</text:p>
          </table:table-cell>
          <table:table-cell table:formula="of:=[.F7]*[.$E$29]" office:value-type="float" office:value="7238.09523809524" calcext:value-type="float">
            <text:p>7238.09523809524</text:p>
          </table:table-cell>
          <table:table-cell table:formula="of:=[.D7]-[.G7]" office:value-type="float" office:value="2761.90476190476" calcext:value-type="float">
            <text:p>2761.90476190476</text:p>
          </table:table-cell>
          <table:table-cell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05" calcext:value-type="float">
            <text:p>1.05</text:p>
          </table:table-cell>
          <table:table-cell table:formula="of:=[.D8]/[.E8]" office:value-type="float" office:value="952.380952380952" calcext:value-type="float">
            <text:p>952.380952380952</text:p>
          </table:table-cell>
          <table:table-cell table:formula="of:=[.F8]*[.$E$29]" office:value-type="float" office:value="723.809523809524" calcext:value-type="float">
            <text:p>723.809523809524</text:p>
          </table:table-cell>
          <table:table-cell table:formula="of:=[.D8]-[.G8]" office:value-type="float" office:value="276.190476190476" calcext:value-type="float">
            <text:p>276.190476190476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95" calcext:value-type="float">
            <text:p>0.95</text:p>
          </table:table-cell>
          <table:table-cell table:formula="of:=[.D9]/[.E9]" office:value-type="float" office:value="5263.15789473684" calcext:value-type="float">
            <text:p>5263.15789473684</text:p>
          </table:table-cell>
          <table:table-cell table:formula="of:=[.F9]*[.$E$29]" office:value-type="float" office:value="4000" calcext:value-type="float">
            <text:p>4000</text:p>
          </table:table-cell>
          <table:table-cell table:formula="of:=[.D9]-[.G9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martin-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1" calcext:value-type="float">
            <text:p>0.91</text:p>
          </table:table-cell>
          <table:table-cell table:formula="of:=[.D10]/[.E10]" office:value-type="float" office:value="549.450549450549" calcext:value-type="float">
            <text:p>549.450549450549</text:p>
          </table:table-cell>
          <table:table-cell table:formula="of:=[.F10]*[.$E$29]" office:value-type="float" office:value="417.582417582418" calcext:value-type="float">
            <text:p>417.582417582418</text:p>
          </table:table-cell>
          <table:table-cell table:formula="of:=[.D10]-[.G10]" office:value-type="float" office:value="82.4175824175824" calcext:value-type="float">
            <text:p>82.4175824175824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" calcext:value-type="float">
            <text:p>0.85</text:p>
          </table:table-cell>
          <table:table-cell table:formula="of:=[.D11]/[.E11]" office:value-type="float" office:value="11764.7058823529" calcext:value-type="float">
            <text:p>11764.7058823529</text:p>
          </table:table-cell>
          <table:table-cell table:formula="of:=[.F11]*[.$E$29]" office:value-type="float" office:value="8941.17647058824" calcext:value-type="float">
            <text:p>8941.17647058824</text:p>
          </table:table-cell>
          <table:table-cell table:formula="of:=[.D11]-[.G11]" office:value-type="float" office:value="1058.82352941176" calcext:value-type="float">
            <text:p>1058.82352941176</text:p>
          </table:table-cell>
          <table:table-cell/>
        </table:table-row>
        <table:table-row table:style-name="ro1">
          <table:table-cell table:number-columns-repeated="3"/>
          <table:table-cell table:formula="of:=SUM([.D2:.D11])" office:value-type="float" office:value="45500" calcext:value-type="float">
            <text:p>4550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7" calcext:value-type="float">
            <text:p>0.77</text:p>
          </table:table-cell>
          <table:table-cell table:formula="of:=[.D16]/[.E16]" office:value-type="float" office:value="2597.4025974026" calcext:value-type="float">
            <text:p>2597.4025974026</text:p>
          </table:table-cell>
          <table:table-cell table:formula="of:=[.F16]*[.$E$29]" office:value-type="float" office:value="1974.02597402597" calcext:value-type="float">
            <text:p>1974.02597402597</text:p>
          </table:table-cell>
          <table:table-cell table:formula="of:=[.D16]-[.G16]" office:value-type="float" office:value="25.9740259740261" calcext:value-type="float">
            <text:p>25.9740259740261</text:p>
          </table:table-cell>
          <table:table-cell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65" calcext:value-type="float">
            <text:p>0.765</text:p>
          </table:table-cell>
          <table:table-cell table:formula="of:=[.D17]/[.E17]" office:value-type="float" office:value="2614.37908496732" calcext:value-type="float">
            <text:p>2614.37908496732</text:p>
          </table:table-cell>
          <table:table-cell table:formula="of:=[.F17]*[.$E$29]" office:value-type="float" office:value="1986.92810457516" calcext:value-type="float">
            <text:p>1986.92810457516</text:p>
          </table:table-cell>
          <table:table-cell table:formula="of:=[.D17]-[.G17]" office:value-type="float" office:value="13.0718954248366" calcext:value-type="float">
            <text:p>13.0718954248366</text:p>
          </table:table-cell>
          <table:table-cell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76" calcext:value-type="float">
            <text:p>0.76</text:p>
          </table:table-cell>
          <table:table-cell table:formula="of:=[.D18]/[.E18]" office:value-type="float" office:value="2631.57894736842" calcext:value-type="float">
            <text:p>2631.57894736842</text:p>
          </table:table-cell>
          <table:table-cell table:formula="of:=[.F18]*[.$E$29]" office:value-type="float" office:value="2000" calcext:value-type="float">
            <text:p>2000</text:p>
          </table:table-cell>
          <table:table-cell table:formula="of:=[.D18]-[.G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55" calcext:value-type="float">
            <text:p>0.755</text:p>
          </table:table-cell>
          <table:table-cell table:formula="of:=SUM([.F2:.F18])" office:value-type="float" office:value="51778.0856615155" calcext:value-type="float">
            <text:p>51778.0856615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style-name="ce2" table:number-columns-repeated="8"/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learingprice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 style:data-style-name="N2" text:time-value="09:44:58.568782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8:27:25.573789704</dc:date>
    <meta:editing-duration>PT2H36M22S</meta:editing-duration>
    <meta:editing-cycles>3</meta:editing-cycles>
    <meta:generator>LibreOffice/6.4.6.2$Linux_X86_64 LibreOffice_project/40$Build-2</meta:generator>
    <dc:creator>Fabian Thommen</dc:creator>
    <meta:document-statistic meta:table-count="1" meta:cell-count="161" meta:object-count="0"/>
  </office:meta>
</office:document-meta>
</file>